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2" style:family="paragraph" style:parent-style-name="Heading_20_2" style:master-page-name="Standard">
      <style:paragraph-properties style:page-number="auto"/>
      <style:text-properties style:text-line-through-style="none" style:text-line-through-type="none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weight-complex="bold"/>
    </style:style>
    <style:style style:name="P3" style:family="paragraph" style:parent-style-name="Heading_20_2">
      <style:text-properties style:text-line-through-style="none" style:text-line-through-type="none" fo:font-size="18pt" fo:font-style="normal" style:text-underline-style="solid" style:text-underline-width="auto" style:text-underline-color="font-color" fo:font-weight="bold" officeooo:rsid="00250858" officeooo:paragraph-rsid="00250858" style:font-size-asian="18pt" style:font-style-asian="normal" style:font-weight-asian="bold" style:font-size-complex="18pt" style:font-weight-complex="bold"/>
    </style:style>
    <style:style style:name="P4" style:family="paragraph" style:parent-style-name="Heading_20_2">
      <style:text-properties style:text-line-through-style="none" style:text-line-through-type="none" fo:font-style="normal" fo:font-weight="normal" style:font-style-asian="normal" style:font-weight-asian="normal"/>
    </style:style>
    <style:style style:name="P5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tyle="normal" fo:font-weight="normal"/>
    </style:style>
    <style:style style:name="P6" style:family="paragraph" style:parent-style-name="Heading_20_2">
      <style:text-properties fo:font-variant="normal" fo:text-transform="none" fo:color="#000000" loext:opacity="100%" style:text-line-through-style="none" style:text-line-through-type="none" style:font-name="apple-system" fo:font-size="14pt" fo:letter-spacing="normal" fo:font-style="normal" style:text-underline-style="none" fo:font-weight="normal" officeooo:rsid="00250858" officeooo:paragraph-rsid="00250858" style:font-size-asian="14pt" style:font-style-asian="normal" style:font-weight-asian="bold" style:font-size-complex="14pt" style:font-weight-complex="bold"/>
    </style:style>
    <style:style style:name="P7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8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2" style:family="text">
      <style:text-properties style:text-line-through-style="none" style:text-line-through-type="none" fo:font-style="normal" fo:font-weight="bold" style:font-style-asian="normal" style:font-weight-asian="bold"/>
    </style:style>
    <style:style style:name="T3" style:family="text">
      <style:text-properties officeooo:rsid="00250858"/>
    </style:style>
    <style:style style:name="T4" style:family="text">
      <style:text-properties fo:font-variant="normal" fo:text-transform="none" fo:color="#000000" loext:opacity="100%" style:font-name="apple-system" fo:letter-spacing="normal"/>
    </style:style>
    <style:style style:name="T5" style:family="text">
      <style:text-properties officeooo:rsid="0025e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3">ENTREVISTAS ESP</text:span><text:span text:style-name="T5">A</text:span><text:span text:style-name="T3">Ñ</text:span><text:span text:style-name="T5">O</text:span><text:span text:style-name="T3">L</text:span></text:h>
      <text:p text:style-name="P1"><text:line-break/></text:p>
      <text:p text:style-name="Normal"><text:span text:style-name="T2">¿Podrías presentarte brevemente? ¿A qué te dedicas y cuáles son tus aficiones?:</text:span><text:span text:style-name="T1"><text:line-break/></text:span></text:p>
      <text:p text:style-name="Normal"><text:span text:style-name="T2">¿De qué hablarás exactamente en tu charla/taller? ¿Por qué elegiste ese tema?:</text:span><text:span text:style-name="T1"><text:line-break/></text:span></text:p>
      <text:p text:style-name="Normal"><text:span text:style-name="T2">¿Qué te gustaría conseguir al conectar con la audiencia con la charla/taller?:</text:span><text:span text:style-name="T1"><text:line-break/></text:span></text:p>
      <text:p text:style-name="Normal"><text:span text:style-name="T2">¿Cuál es tu lenguaje de programación favorito?:</text:span><text:span text:style-name="T1"><text:line-break/></text:span></text:p>
      <text:p text:style-name="Normal"><text:span text:style-name="T2">¿cual es tu editor/IDE favorito?:</text:span><text:span text:style-name="T1"><text:line-break/></text:span></text:p>
      <text:p text:style-name="Normal"><text:span text:style-name="T2">¿Qué proyecto de software libre sin el que no podrías vivir recomendarías?:</text:span><text:span text:style-name="T1"><text:line-break/></text:span></text:p>
      <text:p text:style-name="Normal"><text:span text:style-name="T2">¿Contribuyes al software/hardware libre? En caso afirmativo: ¿Cuál es tu principal motivación para hacerlo?:</text:span><text:span text:style-name="T1"><text:line-break/></text:span></text:p>
      <text:p text:style-name="Normal"><text:span text:style-name="T2">¿Es tu primera vez en OpenSouthCode? En caso afirmativo: ¿Cómo llegaste a conocernos?:</text:span><text:span text:style-name="T1"><text:line-break/></text:span></text:p>
      <text:p text:style-name="Normal"><text:span text:style-name="T2">Y ya para terminar, un detalle poco conocido sobre ti de tu infancia: tu juguete favorito, qué te gustaba romper, comías bien o eras un dolor en la mesa... Cuéntanos tu historia.:</text:span><text:span text:style-name="T1"><text:line-break/></text:span></text:p>
      <text:p text:style-name="Normal"><text:span text:style-name="T1"/></text:p>
      <text:p text:style-name="Normal"><text:span text:style-name="T1"/></text:p>
      <text:p text:style-name="P1"/>
      <text:p text:style-name="P1"/>
      <text:p text:style-name="P1"/>
      <text:p text:style-name="P1"/>
      <text:p text:style-name="P1"/>
      <text:h text:style-name="P3" text:outline-level="2"><text:soft-page-break/>ENTREVISTADAS/OS</text:h>
      <text:h text:style-name="P6" text:outline-level="2"><text:bookmark text:name="joan-leon"/>Joan Leon</text:h>
      <text:h text:style-name="P7" text:outline-level="2"><text:bookmark text:name="elena-g-blanco"/>Elena G Blanco</text:h>
      <text:h text:style-name="P7" text:outline-level="2"><text:bookmark text:name="jes%C3%BAs-rodr%C3%ADguez"/>Jesús Rodríguez</text:h>
      <text:h text:style-name="P7" text:outline-level="2"><text:bookmark text:name="agust%C3%ADn-benito-bethencourt-toscalix"/>Agustín Benito Bethencourt (toscalix)</text:h>
      <text:h text:style-name="P7" text:outline-level="2"><text:bookmark text:name="diego-parrilla"/>Diego Parrilla</text:h>
      <text:h text:style-name="P7" text:outline-level="2"><text:bookmark text:name="jorge-hidalgo"/>Jorge Hidalgo</text:h>
      <text:h text:style-name="P7" text:outline-level="2"><text:bookmark text:name="pedro-j-molina"/>Pedro J. Molina</text:h>
      <text:h text:style-name="P7" text:outline-level="2"><text:bookmark text:name="jos%C3%A9-su%C3%A1rez"/>José Suárez</text:h>
      <text:h text:style-name="P7" text:outline-level="2"><text:bookmark text:name="v%C3%ADctor-arias"/>Víctor Arias</text:h>
      <text:h text:style-name="P7" text:outline-level="2"><text:bookmark text:name="ismael-olea"/>Ismael Olea</text:h>
      <text:h text:style-name="P7" text:outline-level="2"><text:bookmark text:name="iv%C3%A1n-valero"/>Iván Valero</text:h>
      <text:h text:style-name="P7" text:outline-level="2"><text:bookmark text:name="jonathan-vila"/>Jonathan Vila</text:h>
      <text:h text:style-name="P7" text:outline-level="2"><text:bookmark text:name="roman-martin"/>Roman Martin</text:h>
      <text:h text:style-name="P7" text:outline-level="2"><text:bookmark text:name="francisco-ramirez"/>Francisco Ramirez</text:h>
      <text:h text:style-name="P7" text:outline-level="2"><text:bookmark text:name="estefan%C3%ADa-r%C3%ADos"/>Estefanía Ríos</text:h>
      <text:h text:style-name="P7" text:outline-level="2"><text:bookmark text:name="victor-suarez"/>Victor Suarez</text:h>
      <text:h text:style-name="P7" text:outline-level="2"><text:bookmark text:name="ricardo-carrillo-cruz"/>Ricardo Carrillo Cruz</text:h>
      <text:h text:style-name="P7" text:outline-level="2"><text:bookmark text:name="crist%C3%B3bal-escobar"/>Cristóbal Escobar</text:h>
      <text:h text:style-name="P7" text:outline-level="2"><text:bookmark text:name="patri-serrano"/>Patri Serrano</text:h>
      <text:h text:style-name="P7" text:outline-level="2"><text:bookmark text:name="juantom%C3%A1s-garc%C3%ADa"/>Juantomás García</text:h>
      <text:h text:style-name="P7" text:outline-level="2"><text:bookmark text:name="nekmo"/>Nekmo</text:h>
      <text:h text:style-name="P7" text:outline-level="2"><text:bookmark text:name="rafa-molina"/>Rafa Molina</text:h>
      <text:h text:style-name="P7" text:outline-level="2"><text:bookmark text:name="aurea-mu%C3%B1oz"/>Aurea Muñoz</text:h>
      <text:h text:style-name="P7" text:outline-level="2"><text:bookmark text:name="jaime-salas"/>Jaime Salas</text:h>
      <text:h text:style-name="P7" text:outline-level="2"><text:bookmark text:name="adrian-tineo"/>Adrian Tineo</text:h>
      <text:h text:style-name="P7" text:outline-level="2"><text:bookmark text:name="jes%C3%BAs-narbona"/>Jesús Narbona</text:h>
      <text:h text:style-name="P7" text:outline-level="2"><text:bookmark text:name="ra%C3%BAl-aguilar"/>Raúl Aguilar</text:h>
      <text:h text:style-name="P7" text:outline-level="2"><text:bookmark text:name="roberto-mich%C3%A1n-s%C3%A1nchez-roboron"/>Roberto Michán Sánchez (Roboron)</text:h>
      <text:h text:style-name="P7" text:outline-level="2"><text:bookmark text:name="miguelio"/><text:soft-page-break/>Miguelio</text:h>
      <text:h text:style-name="P7" text:outline-level="2"><text:bookmark text:name="jos%C3%A9-mar%C3%ADa-guti%C3%A9rrez"/>José María Gutiérrez</text:h>
      <text:h text:style-name="P7" text:outline-level="2"><text:bookmark text:name="to%C3%B1i-quintana"/>Toñi Quintana</text:h>
      <text:h text:style-name="P7" text:outline-level="2"><text:bookmark text:name="didac-oliveira"/>Didac Oliveira</text:h>
      <text:h text:style-name="P7" text:outline-level="2"><text:bookmark text:name="marta-flores-garc%C3%ADa"/>Marta Flores García</text:h>
      <text:h text:style-name="P7" text:outline-level="2"><text:bookmark text:name="claudia-perdiguero-l%C3%B3pez"/>Claudia Perdiguero López</text:h>
      <text:h text:style-name="P7" text:outline-level="2"><text:bookmark text:name="misterwh1t3"/>MisterWh1t3</text:h>
      <text:h text:style-name="P7" text:outline-level="2"><text:bookmark text:name="perdy-y-miguel-vortico"/>Perdy y Miguel (Vortico)</text:h>
      <text:h text:style-name="P7" text:outline-level="2"><text:bookmark text:name="nacho-cougil"/>Nacho Cougil</text:h>
      <text:h text:style-name="P7" text:outline-level="2"><text:bookmark text:name="ra%C3%BAl-gonz%C3%A1lez"/>Raúl González</text:h>
      <text:h text:style-name="P7" text:outline-level="2"><text:bookmark text:name="sergio-padrino"/>Sergio Padrino</text:h>
      <text:h text:style-name="P7" text:outline-level="2"><text:bookmark text:name="pablo-panti%C3%B3n-bonilla"/>Pablo Pantión Bonilla</text:h>
      <text:h text:style-name="P7" text:outline-level="2"><text:bookmark text:name="jes%C3%BAs-espino"/>Jesús Espino</text:h>
      <text:h text:style-name="P7" text:outline-level="2"><text:bookmark text:name="luis-majano"/>Luis Majano</text:h>
      <text:h text:style-name="P5" text:outline-level="2"><text:bookmark text:name="paolo-medel"/><text:span text:style-name="T4">Paolo Medel</text:span></text:h>
      <text:p text:style-name="P1"/>
      <text:p text:style-name="P1"/>
      <text:p text:style-name="P1"/>
      <text:h text:style-name="Heading_20_2" text:outline-level="2"><text:span text:style-name="T1"/></text:h>
      <text:p text:style-name="P1"><text:span text:style-name="T1"/></text:p>
      <text:h text:style-name="P4" text:outline-level="2"/>
      <text:p text:style-name="P1"/>
      <text:p text:style-name="P1"/>
      <text:p text:style-name="P1"/>
      <text:p text:style-name="P1"/>
      <text:p text:style-name="P1"/>
      <text:h text:style-name="P4" text:outline-level="2"/>
      <text:h text:style-name="P4" text:outline-level="2"/>
      <text:p text:style-name="P1"/>
      <text:p text:style-name="P1"/>
      <text:p text:style-name="Normal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cm" fo:margin-bottom="0.282cm" style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default-outline-level="2" style:class="text">
      <style:paragraph-properties fo:margin-top="0.423cm" fo:margin-bottom="0.106cm" style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/>
    <meta:editing-cycles>17</meta:editing-cycles>
    <dc:date>2023-06-08T21:32:44.085964328</dc:date>
    <meta:editing-duration>PT58M8S</meta:editing-duration>
    <meta:print-date>2023-06-08T21:32:56.255632765</meta:print-date>
    <meta:document-statistic meta:table-count="0" meta:image-count="0" meta:object-count="0" meta:page-count="3" meta:paragraph-count="55" meta:word-count="218" meta:character-count="1440" meta:non-whitespace-character-count="1266"/>
  </office:meta>
</office:document-meta>
</file>